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10" table:default-cell-style-name="Default"/>
        <table:table-row table:style-name="ro1">
          <table:table-cell table:style-name="ce1"/>
          <table:table-cell office:value-type="string">
            <text:p>Baptiste</text:p>
          </table:table-cell>
          <table:table-cell office:value-type="string">
            <text:p>Benoît</text:p>
          </table:table-cell>
          <table:table-cell office:value-type="string">
            <text:p>Gabriel</text:p>
          </table:table-cell>
          <table:table-cell office:value-type="string">
            <text:p>Prateek</text:p>
          </table:table-cell>
          <table:table-cell office:value-type="string">
            <text:p>Mikaïl</text:p>
          </table:table-cell>
          <table:table-cell office:value-type="string">
            <text:p>Dane</text:p>
          </table:table-cell>
          <table:table-cell office:value-type="string">
            <text:p>final</text:p>
          </table:table-cell>
          <table:table-cell table:number-columns-repeated="2"/>
          <table:table-cell office:value-type="string">
            <text:p>v1</text:p>
          </table:table-cell>
        </table:table-row>
        <table:table-row table:style-name="ro1">
          <table:table-cell table:style-name="ce1" office:value-type="string">
            <text:p>GUI Application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rogrammation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pplication's te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Game repla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Test of replay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MCTS algorithm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Test CAF on Window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CTS general algorithm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7.5">
            <text:p>7,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of MCTS algorithm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CTS applied to TicTacTo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Test of MCTS algorithm on TicTacTo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CTS applied to Connect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of MCTS algorithm on Connect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CTS <text:s/>applied to Arimaa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Test of MCTS algorithm on Arimaa versus humans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Test of MCTS algorithm on Arimaa versus other AI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mplement MCTS with Boost library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of MTCS boost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Implement MCTS with memory management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Test of MCTS with memory managemen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CTS time test (statistics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of MCTS tim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Converter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mplement the converter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the convert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parallelization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mplement CPU parallelization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CPU parallelizatio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Implement cluster parallelization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Test cluster parallelizati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mplement GPU parallelization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 GPU parallelizatio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s on Grid5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ests in depart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>
            <text:p>Reports and presentations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Conception report first draft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Conception report last draf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HTML pag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string">
            <text:p>HTML page final version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Documentation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Planning assessment report first draft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Final report first draft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lanning assessment report last draf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Final report last draft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Project presentati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Creation of the CD of the appli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emonstrati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formula="of:=SUM([.I1:.I52])" office:value-type="float" office:value="42">
            <text:p>4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11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19T11:11:01.80</dc:date>
    <meta:editing-duration>PT4H15M48S</meta:editing-duration>
    <meta:editing-cycles>32</meta:editing-cycles>
    <meta:generator>OpenOffice/4.1.1$Win32 OpenOffice.org_project/411m6$Build-9775</meta:generator>
    <dc:creator>Benoit Viguier</dc:creator>
    <meta:document-statistic meta:table-count="1" meta:cell-count="354" meta:object-count="0"/>
  </office:meta>
</office:document-meta>
</file>